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00c" officeooo:paragraph-rsid="00123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tell: Vertrag zwischen selbständigen Unternehmen zur Beschränkung ihres Wettbewerbs</text:p>
      <text:p text:style-name="P1"/>
      <text:p text:style-name="P1">Syndikat: Lokaler, branchenweiter Zusammenschluss von Arbeitern. Im deutschen wird dies auch als Gewerkschaft bezeichnet, obwohl dies nicht dem ursprünglichem Wortlaut entspricht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0:47:51.223000000</meta:creation-date>
    <dc:date>2021-01-25T11:44:28.891000000</dc:date>
    <meta:editing-duration>PT46M27S</meta:editing-duration>
    <meta:editing-cycles>1</meta:editing-cycles>
    <meta:document-statistic meta:table-count="0" meta:image-count="0" meta:object-count="0" meta:page-count="1" meta:paragraph-count="2" meta:word-count="30" meta:character-count="265" meta:non-whitespace-character-count="236"/>
    <meta:generator>LibreOffice/6.2.2.2$Windows_X86_64 LibreOffice_project/2b840030fec2aae0fd2658d8d4f9548af4e3518d</meta:generator>
  </office:meta>
</office:document-meta>
</file>